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e18c0" style:font-weight-asian="bold" style:font-weight-complex="bold"/>
    </style:style>
    <style:style style:name="P2" style:family="paragraph" style:parent-style-name="Standard">
      <style:text-properties fo:font-weight="bold" officeooo:paragraph-rsid="001e445c" style:font-weight-asian="bold" style:font-weight-complex="bold"/>
    </style:style>
    <style:style style:name="P3" style:family="paragraph" style:parent-style-name="Standard">
      <style:text-properties officeooo:paragraph-rsid="000e18c0"/>
    </style:style>
    <style:style style:name="P4" style:family="paragraph" style:parent-style-name="Standard">
      <style:text-properties fo:font-weight="normal" officeooo:rsid="000e18c0" officeooo:paragraph-rsid="000e18c0" style:font-weight-asian="normal" style:font-weight-complex="normal"/>
    </style:style>
    <style:style style:name="P5" style:family="paragraph" style:parent-style-name="Standard">
      <style:paragraph-properties fo:margin-left="0.25in" fo:margin-right="0in" fo:text-indent="0in" style:auto-text-indent="false"/>
      <style:text-properties style:font-name="Liberation Serif" fo:font-size="13pt" fo:language="en" fo:country="US" fo:font-weight="bold" officeooo:paragraph-rsid="000e18c0" style:font-name-asian="Liberation Serif1" style:font-size-asian="13pt" style:font-weight-asian="bold" style:font-name-complex="Liberation Serif1" style:font-size-complex="13pt" style:font-weight-complex="bold"/>
    </style:style>
    <style:style style:name="P6" style:family="paragraph" style:parent-style-name="Standard">
      <style:paragraph-properties fo:margin-left="0.25in" fo:margin-right="0in" fo:text-indent="0in" style:auto-text-indent="false"/>
      <style:text-properties style:font-name="Liberation Serif" fo:font-size="13pt" fo:language="en" fo:country="US" fo:font-weight="bold" officeooo:rsid="000e18c0" officeooo:paragraph-rsid="000e18c0" style:font-name-asian="Liberation Serif1" style:font-size-asian="13pt" style:font-weight-asian="bold" style:font-name-complex="Liberation Serif1" style:font-size-complex="13pt" style:font-weight-complex="bold"/>
    </style:style>
    <style:style style:name="P7" style:family="paragraph" style:parent-style-name="Standard">
      <style:paragraph-properties fo:margin-left="0.25in" fo:margin-right="0in" fo:text-indent="0in" style:auto-text-indent="false"/>
      <style:text-properties style:font-name="Liberation Serif" fo:font-size="13pt" fo:language="en" fo:country="US" fo:font-weight="bold" officeooo:paragraph-rsid="0011dd73" style:font-name-asian="Liberation Serif1" style:font-size-asian="13pt" style:font-weight-asian="bold" style:font-name-complex="Liberation Serif1" style:font-size-complex="13pt" style:font-weight-complex="bold"/>
    </style:style>
    <style:style style:name="P8" style:family="paragraph" style:parent-style-name="Standard">
      <style:paragraph-properties fo:margin-left="0.25in" fo:margin-right="0in" fo:text-indent="0in" style:auto-text-indent="false"/>
      <style:text-properties style:font-name="Liberation Serif" fo:font-size="13pt" fo:language="en" fo:country="US" fo:font-weight="bold" officeooo:paragraph-rsid="00132b58" style:font-name-asian="Liberation Serif1" style:font-size-asian="13pt" style:font-weight-asian="bold" style:font-name-complex="Liberation Serif1" style:font-size-complex="13pt" style:font-weight-complex="bold"/>
    </style:style>
    <style:style style:name="P9" style:family="paragraph" style:parent-style-name="Standard">
      <style:paragraph-properties fo:margin-left="0.25in" fo:margin-right="0in" fo:text-indent="0in" style:auto-text-indent="false"/>
      <style:text-properties style:font-name="Liberation Serif" fo:font-size="13pt" fo:language="en" fo:country="US" fo:font-weight="bold" officeooo:rsid="00142455" officeooo:paragraph-rsid="00142455" style:font-name-asian="Liberation Serif1" style:font-size-asian="13pt" style:font-weight-asian="bold" style:font-name-complex="Liberation Serif1" style:font-size-complex="13pt" style:font-weight-complex="bold"/>
    </style:style>
    <style:style style:name="P10" style:family="paragraph" style:parent-style-name="Standard">
      <style:paragraph-properties fo:margin-left="0.25in" fo:margin-right="0in" fo:text-indent="0in" style:auto-text-indent="false"/>
      <style:text-properties style:font-name="Liberation Serif" fo:font-size="13pt" fo:language="en" fo:country="US" fo:font-weight="bold" officeooo:paragraph-rsid="00150612" style:font-name-asian="Liberation Serif1" style:font-size-asian="13pt" style:font-weight-asian="bold" style:font-name-complex="Liberation Serif1" style:font-size-complex="13pt" style:font-weight-complex="bold"/>
    </style:style>
    <style:style style:name="P11" style:family="paragraph" style:parent-style-name="Standard">
      <style:paragraph-properties fo:margin-left="0.25in" fo:margin-right="0in" fo:text-indent="0in" style:auto-text-indent="false"/>
      <style:text-properties style:font-name="Liberation Serif" fo:font-size="13pt" fo:language="en" fo:country="US" fo:font-weight="bold" officeooo:paragraph-rsid="0015e866" style:font-name-asian="Liberation Serif1" style:font-size-asian="13pt" style:font-weight-asian="bold" style:font-name-complex="Liberation Serif1" style:font-size-complex="13pt" style:font-weight-complex="bold"/>
    </style:style>
    <style:style style:name="P12" style:family="paragraph" style:parent-style-name="Standard">
      <style:paragraph-properties fo:margin-left="0.25in" fo:margin-right="0in" fo:text-indent="0in" style:auto-text-indent="false"/>
      <style:text-properties style:font-name="Liberation Serif" fo:font-size="13pt" fo:language="en" fo:country="US" fo:font-weight="bold" officeooo:paragraph-rsid="00178a2f" style:font-name-asian="Liberation Serif1" style:font-size-asian="13pt" style:font-weight-asian="bold" style:font-name-complex="Liberation Serif1" style:font-size-complex="13pt" style:font-weight-complex="bold"/>
    </style:style>
    <style:style style:name="P13" style:family="paragraph" style:parent-style-name="Standard">
      <style:paragraph-properties fo:margin-left="0.25in" fo:margin-right="0in" fo:text-indent="0in" style:auto-text-indent="false"/>
      <style:text-properties style:font-name="Liberation Serif" fo:font-size="13pt" fo:language="en" fo:country="US" fo:font-weight="bold" officeooo:paragraph-rsid="001827f6" style:font-name-asian="Liberation Serif1" style:font-size-asian="13pt" style:font-weight-asian="bold" style:font-name-complex="Liberation Serif1" style:font-size-complex="13pt" style:font-weight-complex="bold"/>
    </style:style>
    <style:style style:name="P14" style:family="paragraph" style:parent-style-name="Standard">
      <style:paragraph-properties fo:margin-left="0.25in" fo:margin-right="0in" fo:text-indent="0in" style:auto-text-indent="false"/>
      <style:text-properties style:font-name="Liberation Serif" fo:font-size="13pt" fo:language="en" fo:country="US" fo:font-weight="bold" officeooo:paragraph-rsid="0019b23b" style:font-name-asian="Liberation Serif1" style:font-size-asian="13pt" style:font-weight-asian="bold" style:font-name-complex="Liberation Serif1" style:font-size-complex="13pt" style:font-weight-complex="bold"/>
    </style:style>
    <style:style style:name="P15" style:family="paragraph" style:parent-style-name="Standard">
      <style:paragraph-properties fo:margin-left="0.25in" fo:margin-right="0in" fo:text-indent="0in" style:auto-text-indent="false"/>
      <style:text-properties style:font-name="Liberation Serif" fo:font-size="13pt" fo:language="en" fo:country="US" fo:font-weight="bold" officeooo:paragraph-rsid="001abd54" style:font-name-asian="Liberation Serif1" style:font-size-asian="13pt" style:font-weight-asian="bold" style:font-name-complex="Liberation Serif1" style:font-size-complex="13pt" style:font-weight-complex="bold"/>
    </style:style>
    <style:style style:name="P16" style:family="paragraph" style:parent-style-name="Standard">
      <style:paragraph-properties fo:margin-left="0.25in" fo:margin-right="0in" fo:text-indent="0in" style:auto-text-indent="false"/>
      <style:text-properties style:font-name="Liberation Serif" fo:font-size="13pt" fo:language="en" fo:country="US" fo:font-weight="bold" officeooo:paragraph-rsid="001dd98f" style:font-name-asian="Liberation Serif1" style:font-size-asian="13pt" style:font-weight-asian="bold" style:font-name-complex="Liberation Serif1" style:font-size-complex="13pt" style:font-weight-complex="bold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style:font-name="Liberation Serif" fo:font-size="13pt" fo:language="en" fo:country="US" fo:font-weight="normal" officeooo:paragraph-rsid="000e18c0" style:font-name-asian="Liberation Serif1" style:font-size-asian="13pt" style:font-weight-asian="normal" style:font-name-complex="Liberation Serif1" style:font-size-complex="13pt" style:font-weight-complex="normal"/>
    </style:style>
    <style:style style:name="P18" style:family="paragraph" style:parent-style-name="Standard">
      <style:paragraph-properties fo:margin-left="0.25in" fo:margin-right="0in" fo:text-indent="0in" style:auto-text-indent="false"/>
      <style:text-properties style:font-name="Liberation Serif" fo:font-size="13pt" fo:language="en" fo:country="US" fo:font-weight="normal" officeooo:rsid="000e18c0" officeooo:paragraph-rsid="000e18c0" style:font-name-asian="Liberation Serif1" style:font-size-asian="13pt" style:font-weight-asian="normal" style:font-name-complex="Liberation Serif1" style:font-size-complex="13pt" style:font-weight-complex="normal"/>
    </style:style>
    <style:style style:name="P19" style:family="paragraph" style:parent-style-name="Standard">
      <style:paragraph-properties fo:margin-left="0.25in" fo:margin-right="0in" fo:text-indent="0in" style:auto-text-indent="false"/>
      <style:text-properties style:font-name="Liberation Serif" fo:font-size="13pt" fo:language="en" fo:country="US" fo:font-weight="normal" officeooo:paragraph-rsid="001abd54" style:font-name-asian="Liberation Serif1" style:font-size-asian="13pt" style:font-weight-asian="normal" style:font-name-complex="Liberation Serif1" style:font-size-complex="13pt" style:font-weight-complex="normal"/>
    </style:style>
    <style:style style:name="P20" style:family="paragraph" style:parent-style-name="List_20_Paragraph" style:list-style-name="WWNum5">
      <style:text-properties officeooo:paragraph-rsid="000e18c0"/>
    </style:style>
    <style:style style:name="P21" style:family="paragraph" style:parent-style-name="List_20_Paragraph">
      <style:text-properties style:font-name="Liberation Serif" fo:font-size="13pt" fo:language="en" fo:country="US" fo:font-weight="normal" officeooo:rsid="000e18c0" officeooo:paragraph-rsid="000e18c0" style:font-name-asian="Liberation Serif1" style:font-size-asian="13pt" style:font-weight-asian="normal" style:font-name-complex="Liberation Serif1" style:font-size-complex="13pt" style:font-weight-complex="normal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erif" fo:font-size="13pt" fo:language="en" fo:country="US" fo:font-weight="bold" style:font-name-asian="Liberation Serif1" style:font-size-asian="13pt" style:font-weight-asian="bold" style:font-name-complex="Liberation Serif1" style:font-size-complex="13pt" style:font-weight-complex="bold"/>
    </style:style>
    <style:style style:name="T5" style:family="text">
      <style:text-properties style:font-name="Liberation Serif" fo:font-size="13pt" fo:language="en" fo:country="US" fo:font-weight="bold" officeooo:rsid="001827f6" style:font-name-asian="Liberation Serif1" style:font-size-asian="13pt" style:font-weight-asian="bold" style:font-name-complex="Liberation Serif1" style:font-size-complex="13pt" style:font-weight-complex="bold"/>
    </style:style>
    <style:style style:name="T6" style:family="text">
      <style:text-properties officeooo:rsid="000e18c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e18c0" style:font-weight-asian="normal" style:font-weight-complex="normal"/>
    </style:style>
    <style:style style:name="T9" style:family="text">
      <style:text-properties fo:font-weight="normal" officeooo:rsid="0011dd73" style:font-weight-asian="normal" style:font-weight-complex="normal"/>
    </style:style>
    <style:style style:name="T10" style:family="text">
      <style:text-properties fo:font-weight="normal" officeooo:rsid="00132b58" style:font-weight-asian="normal" style:font-weight-complex="normal"/>
    </style:style>
    <style:style style:name="T11" style:family="text">
      <style:text-properties fo:font-weight="normal" officeooo:rsid="00142455" style:font-weight-asian="normal" style:font-weight-complex="normal"/>
    </style:style>
    <style:style style:name="T12" style:family="text">
      <style:text-properties fo:font-weight="normal" officeooo:rsid="00150612" style:font-weight-asian="normal" style:font-weight-complex="normal"/>
    </style:style>
    <style:style style:name="T13" style:family="text">
      <style:text-properties fo:font-weight="normal" officeooo:rsid="0015e866" style:font-weight-asian="normal" style:font-weight-complex="normal"/>
    </style:style>
    <style:style style:name="T14" style:family="text">
      <style:text-properties fo:font-weight="normal" officeooo:rsid="00178a2f" style:font-weight-asian="normal" style:font-weight-complex="normal"/>
    </style:style>
    <style:style style:name="T15" style:family="text">
      <style:text-properties fo:font-weight="normal" officeooo:rsid="001827f6" style:font-weight-asian="normal" style:font-weight-complex="normal"/>
    </style:style>
    <style:style style:name="T16" style:family="text">
      <style:text-properties fo:font-weight="normal" officeooo:rsid="001abd54" style:font-weight-asian="normal" style:font-weight-complex="normal"/>
    </style:style>
    <style:style style:name="T17" style:family="text">
      <style:text-properties fo:font-weight="normal" officeooo:rsid="001dd98f" style:font-weight-asian="normal" style:font-weight-complex="normal"/>
    </style:style>
    <style:style style:name="T18" style:family="text">
      <style:text-properties fo:font-weight="normal" officeooo:rsid="001e445c" style:font-weight-asian="normal" style:font-weight-complex="normal"/>
    </style:style>
    <style:style style:name="T19" style:family="text">
      <style:text-properties fo:font-style="italic" fo:font-weight="normal" officeooo:rsid="00142455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50612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5e866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78a2f" style:font-style-asian="italic" style:font-weight-asian="normal" style:font-style-complex="italic" style:font-weight-complex="normal"/>
    </style:style>
    <style:style style:name="T23" style:family="text">
      <style:text-properties fo:font-style="normal" fo:font-weight="normal" officeooo:rsid="00142455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5e866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78a2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827f6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9b23b" style:font-style-asian="normal" style:font-weight-asian="normal" style:font-style-complex="normal" style:font-weight-complex="normal"/>
    </style:style>
    <style:style style:name="T28" style:family="text">
      <style:text-properties officeooo:rsid="001abd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<text:span text:style-name="T1">Loja:</text:span></text:p>
      <text:p text:style-name="P3"><text:span text:style-name="T1"><text:s text:c="2"/></text:span><text:span text:style-name="T2">Biblioteca</text:span></text:p>
      <text:list xml:id="list7884955613346008898" text:style-name="WWNum5">
        <text:list-item>
          <text:p text:style-name="P20"><text:span text:style-name="T4">void present_store():</text:span></text:p>
        </text:list-item>
      </text:list>
      <text:p text:style-name="P21">Imprime o texto de apresentação da loja.</text:p>
      <text:list xml:id="list181261614899721" text:continue-numbering="true" text:style-name="WWNum5">
        <text:list-item>
          <text:p text:style-name="P20"><text:span text:style-name="T4">void menu_store():</text:span></text:p>
        </text:list-item>
      </text:list>
      <text:p text:style-name="P6"><text:tab/><text:span text:style-name="T7">Imprime o menu principal da loja.</text:span></text:p>
      <text:list xml:id="list181260898752300" text:continue-numbering="true" text:style-name="WWNum5">
        <text:list-item>
          <text:p text:style-name="P20"><text:span text:style-name="T4">void seller_random_fail_speech():</text:span></text:p>
        </text:list-item>
      </text:list>
      <text:p text:style-name="P5"><text:tab/><text:span text:style-name="T8">Escolhe e imprime uma fala de erro do vendedor.</text:span></text:p>
      <text:list xml:id="list181261282354064" text:continue-numbering="true" text:style-name="WWNum5">
        <text:list-item>
          <text:p text:style-name="P20"><text:span text:style-name="T4">void confirmation_checkout():</text:span></text:p>
        </text:list-item>
      </text:list>
      <text:p text:style-name="P17"><text:tab/><text:span text:style-name="T6">Imprime o menu de confirmação de venda de item.</text:span></text:p>
      <text:list xml:id="list181260445674648" text:continue-numbering="true" text:style-name="WWNum5">
        <text:list-item>
          <text:p text:style-name="P20"><text:span text:style-name="T4">void instruction_store(Personagem A):</text:span></text:p>
        </text:list-item>
      </text:list>
      <text:p text:style-name="P17"><text:tab/><text:span text:style-name="T6">Imprime o texto de instruções para compra de itens da loja e imprime o número de moedas(gold) do personagem recebido.</text:span></text:p>
      <text:p text:style-name="P17"/>
      <text:p text:style-name="P18">Void instruction_store_sell():</text:p>
      <text:p text:style-name="P18"><text:tab/>Imprime o texto de instruções para venda de itens da loja.</text:p>
      <text:p text:style-name="P17"/>
      <text:list xml:id="list181260657001741" text:continue-numbering="true" text:style-name="WWNum5">
        <text:list-item>
          <text:p text:style-name="P20"><text:span text:style-name="T4">void remaining_gold(Personagem A):</text:span></text:p>
        </text:list-item>
      </text:list>
      <text:p text:style-name="P17"><text:tab/><text:span text:style-name="T6">Imprime uma fala do Vendedor com o número de moedas(gold) do personagem recebido.</text:span></text:p>
      <text:list xml:id="list181261460170588" text:continue-numbering="true" text:style-name="WWNum5">
        <text:list-item>
          <text:p text:style-name="P20"><text:span text:style-name="T4">void reading_file(std::ifstream &amp;file, <text:s/>std::vector&lt;std::string&gt; &amp;archives_name, std::vector&lt;int&gt; &amp;archives_id, std::vector&lt;int&gt; &amp;archives_price, std::vector&lt;int&gt; &amp;archives_attribute):</text:span></text:p>
        </text:list-item>
      </text:list>
      <text:p text:style-name="P7"><text:tab/><text:span text:style-name="T9">Recebe um arquivo “.txt” aberto por referência, e 4 vectors (tipos string, int, int, int, respectivamente) por referência. Lê o arquivo linha por linha, lê a linha até o delimitador ‘,’ e copia o valor da variável recebida para a posição [número da linha - 1] nos vectors recebidos, na ordem string, int, int, int. </text:span></text:p>
      <text:p text:style-name="P7"><text:span text:style-name="T9"><text:tab/>Observações: A função depende da organização do arquivo, não alterando os valores e interrompendo a execução do programa.</text:span></text:p>
      <text:list xml:id="list181261193275931" text:continue-numbering="true" text:style-name="WWNum5">
        <text:list-item>
          <text:p text:style-name="P20"><text:span text:style-name="T4">std::vector&lt;Arma&gt; create_objects_weapon():</text:span></text:p>
        </text:list-item>
      </text:list>
      <text:p text:style-name="P5"><text:tab/><text:span text:style-name="T10">Tenta abrir um arquivo com texto de criação das armas (parâmetros do construtor) e cria um vector do tipo Arma. Se o arquivo for aberto e lido de forma correta, retorna o vector do tipo Arma com tamanho igual a numero de linhas do arquivo. Se o arquivo não for aberto, retorna um vector vazio do tipo Arma.</text:span></text:p>
      <text:list xml:id="list181261017000820" text:continue-numbering="true" text:style-name="WWNum5">
        <text:list-item>
          <text:p text:style-name="P20"><text:span text:style-name="T4">std::vector&lt;Armadura&gt; create_objects_armor():</text:span></text:p>
        </text:list-item>
      </text:list>
      <text:p text:style-name="P8"><text:tab/><text:span text:style-name="T10">Tenta abrir um arquivo com texto de criação das armaduras (parâmetros do construtor) e cria um vector do tipo Armadura. Se o arquivo for aberto e lido de forma correta, retorna o vector do tipo Armadura com tamanho igual a numero de linhas do arquivo. Se o arquivo não for aberto, retorna um vector vazio do tipo Arma.</text:span></text:p>
      <text:list xml:id="list181260043564859" text:continue-numbering="true" text:style-name="WWNum5">
        <text:list-item>
          <text:p text:style-name="P20"><text:span text:style-name="T4">void buy_weapon(Personagem &amp;A, std::vector&lt;Arma&gt; &amp;weapons):</text:span></text:p>
        </text:list-item>
      </text:list>
      <text:p text:style-name="P10"><text:tab/><text:span text:style-name="T12">Recebe um Personagem A e um vector do tipo Arma armors, ambos por referência. </text:span></text:p>
      <text:p text:style-name="P12"><text:span text:style-name="T12"><text:tab/></text:span><text:span text:style-name="T10">Recebe um </text:span><text:span text:style-name="T11">número</text:span><text:span text:style-name="T10"> </text:span><text:span text:style-name="T11">inteiro. </text:span><text:span text:style-name="T12">C</text:span><text:span text:style-name="T10">ompara com os id</text:span><text:span text:style-name="T11">s dos objetos</text:span><text:span text:style-name="T10"> do vector recebido. </text:span><text:span text:style-name="T11">Se o número digitado for 0, a função é finalizada.</text:span><text:span text:style-name="T10"> </text:span><text:span text:style-name="T11">Verifica a existência e o </text:span><text:span text:style-name="T19">price</text:span><text:span text:style-name="T11"> do objeto a ser comprado no vector. Se a compra for possível (atributo </text:span><text:span text:style-name="T19">gold</text:span><text:span text:style-name="T11"> do </text:span><text:span text:style-name="T19">inventory</text:span><text:span text:style-name="T11"> do Personagem </text:span><text:soft-page-break/><text:span text:style-name="T11">recebido &gt;= </text:span><text:span text:style-name="T19">price </text:span><text:span text:style-name="T23">do objeto</text:span><text:span text:style-name="T11">), </text:span><text:span text:style-name="T13">é descontada a quantidade de gold <text:s/>e equipado o item no Personagem, </text:span><text:span text:style-name="T14">e é </text:span><text:span text:style-name="T11">impr</text:span><text:span text:style-name="T14">essa</text:span><text:span text:style-name="T11"> uma mensagem de sucesso e o novo valor do atributo </text:span><text:span text:style-name="T22">attack</text:span><text:span text:style-name="T12"> do Personagem</text:span><text:span text:style-name="T11">. Se a compra não for possível, imprime uma mensagem de erro e a função é chamada novamente com os mesmos parâmetros.</text:span></text:p>
      <text:list xml:id="list181260552910056" text:continue-numbering="true" text:style-name="WWNum5">
        <text:list-item>
          <text:p text:style-name="P20"><text:span text:style-name="T4">void buy_armor(Personagem &amp;A, std::vector&lt;Armadura&gt; &amp;armors):</text:span></text:p>
        </text:list-item>
      </text:list>
      <text:p text:style-name="P10"><text:span text:style-name="T10"><text:tab/></text:span><text:span text:style-name="T12">Recebe um Personagem A e um vector do tipo Armadura armors, ambos por referência. </text:span></text:p>
      <text:p text:style-name="P10"><text:span text:style-name="T12"><text:tab/></text:span><text:span text:style-name="T10">Recebe um </text:span><text:span text:style-name="T11">número</text:span><text:span text:style-name="T10"> </text:span><text:span text:style-name="T11">inteiro. </text:span><text:span text:style-name="T12">C</text:span><text:span text:style-name="T10">ompara com os id</text:span><text:span text:style-name="T11">s dos objetos</text:span><text:span text:style-name="T10"> do vector recebido. </text:span><text:span text:style-name="T11">Se o número digitado for 0, a função é finalizada.</text:span><text:span text:style-name="T10"> </text:span><text:span text:style-name="T11">Verifica a existência e o </text:span><text:span text:style-name="T19">price</text:span><text:span text:style-name="T11"> do objeto a ser comprado no vector. Se a compra for possível (atributo </text:span><text:span text:style-name="T19">gold</text:span><text:span text:style-name="T11"> do </text:span><text:span text:style-name="T19">inventory</text:span><text:span text:style-name="T11"> do Personagem recebido &gt;= </text:span><text:span text:style-name="T19">price </text:span><text:span text:style-name="T23">do objeto</text:span><text:span text:style-name="T11">), </text:span><text:span text:style-name="T13">é descontada a quantidade de gold <text:s/>e equipado o item no Personagem, </text:span><text:span text:style-name="T14">e é </text:span><text:span text:style-name="T11">impr</text:span><text:span text:style-name="T14">essa</text:span><text:span text:style-name="T11"> uma mensagem de sucesso e o novo valor do atributo </text:span><text:span text:style-name="T20">defense</text:span><text:span text:style-name="T12"> do Personagem</text:span><text:span text:style-name="T11">. Se a compra não for possível, imprime uma mensagem de erro e a função é chamada novamente com os mesmos parâmetros.</text:span></text:p>
      <text:p text:style-name="P9"><text:span text:style-name="T7"/></text:p>
      <text:p text:style-name="P9"><text:span text:style-name="T7">Observações: a função continua rodando até que a) o usuário digite 0 ou b) uma compra bem sucedida ocorra.</text:span></text:p>
      <text:list xml:id="list181261454605921" text:continue-numbering="true" text:style-name="WWNum5">
        <text:list-item>
          <text:p text:style-name="P20"><text:span text:style-name="T4">void buy_potions(Personagem &amp;A, int price_on_potions):</text:span></text:p>
        </text:list-item>
      </text:list>
      <text:p text:style-name="P5"><text:tab/><text:span text:style-name="T13">Recebe um Personagem A por referência e um inteiro price_on_potion.</text:span></text:p>
      <text:p text:style-name="P11"><text:span text:style-name="T13"><text:tab/>Recebe um número inteiro. Se o número digitado for 0, a função é finalizada. Se o número digitado for 1, 2, 3 ou 4, a função checa se é possível comprar o item digitado (padrões pré-carregados para números entre 1 e 4). <text:s/></text:span><text:span text:style-name="T11">Se a compra for possível (atributo </text:span><text:span text:style-name="T19">gold</text:span><text:span text:style-name="T11"> do </text:span><text:span text:style-name="T19">inventory</text:span><text:span text:style-name="T11"> do Personagem recebido &gt;= </text:span><text:span text:style-name="T21">preço </text:span><text:span text:style-name="T24">pré estabelecido), é descontado o gold e são utilizados métodos set_life(quantidade) ou set_stamina(quantidade), com a quantidade pré-estabelecida para cada item. </text:span><text:span text:style-name="T25">Se a compra não for possível</text:span></text:p>
      <text:list xml:id="list181261722374877" text:continue-numbering="true" text:style-name="WWNum5">
        <text:list-item>
          <text:p text:style-name="P20"><text:span text:style-name="T4">void sell_armor(Personagem &amp;A, std::vector&lt;Armadura&gt; inventory_armor):</text:span></text:p>
        </text:list-item>
      </text:list>
      <text:p text:style-name="P13"><text:tab/><text:span text:style-name="T14">Recebe um personagem </text:span><text:span text:style-name="T15">por referência </text:span><text:span text:style-name="T14">e carrega os itens do vetor armor de seu </text:span><text:span text:style-name="T22">inventory</text:span><text:span text:style-name="T25">. </text:span></text:p>
      <text:p text:style-name="P14"><text:span text:style-name="T25"><text:tab/></text:span><text:span text:style-name="T26">Recebe um número inteiro e compara o número recebido com os ids do vetor armor. Se o número digitado for 0, a função é finalizada. Se o número corresponde ao id de algum item de armor, é pedida uma confirmação de venda. Se for confirmada, <text:s/>o gold equivalente é adicionado ao inventory do Personagem e o item é excluido de armors. Se não for confirmada, </text:span><text:span text:style-name="T27">é impressa uma fala de erro do Vendedor e </text:span><text:span text:style-name="T26">a função é finalizada.</text:span></text:p>
      <text:list xml:id="list181261519648946" text:continue-numbering="true" text:style-name="WWNum5">
        <text:list-item>
          <text:p text:style-name="P20"><text:span text:style-name="T4">void sell_weapon(Personagem &amp;A, std::vector&lt;Arma&gt; inventory_</text:span><text:span text:style-name="T5">weapon</text:span><text:span text:style-name="T4">):</text:span></text:p>
        </text:list-item>
      </text:list>
      <text:p text:style-name="P13"><text:span text:style-name="T26"><text:tab/></text:span><text:span text:style-name="T25">Recebe um personagem </text:span><text:span text:style-name="T26">por referência </text:span><text:span text:style-name="T25">e carrega os itens do vetor </text:span><text:span text:style-name="T26">weapon</text:span><text:span text:style-name="T25"> de seu </text:span><text:span text:style-name="T22">inventory</text:span><text:span text:style-name="T25">. </text:span></text:p>
      <text:p text:style-name="P13"><text:span text:style-name="T25"><text:tab/></text:span><text:span text:style-name="T26">Recebe um número inteiro e compara o número recebido com os ids do vetor weapon. Se o número digitado for 0, a função é finalizada. Se o número corresponde ao id de algum item de weapon, é pedida uma confirmação de venda. Se for confirmada, <text:s/>o gold equivalente é adicionado ao inventory do Personagem e o item é excluido de weapon. Se não for confirmada, </text:span><text:span text:style-name="T27">é impressa uma fala de erro do Vendedor e </text:span><text:span text:style-name="T26">a função é finalizada.</text:span></text:p>
      <text:list xml:id="list181261491523154" text:continue-numbering="true" text:style-name="WWNum5">
        <text:list-item>
          <text:p text:style-name="P20"><text:span text:style-name="T4">void store_weapon(Personagem &amp;A):</text:span></text:p>
        </text:list-item>
      </text:list>
      <text:p text:style-name="P5"><text:tab/><text:span text:style-name="T16">Recebe um personagem por referência.</text:span></text:p>
      <text:p text:style-name="P17"><text:soft-page-break/><text:tab/><text:span text:style-name="T28">Cria um vetor com objetos do tipo Arma pela função create_objects_weapon e imprime os atributos de cada objeto criado. Chama funções de texto e confirmação de compra pela função buy_weapon.</text:span></text:p>
      <text:list xml:id="list181261247638925" text:continue-numbering="true" text:style-name="WWNum5">
        <text:list-item>
          <text:p text:style-name="P20"><text:span text:style-name="T4">void store_armor(Personagem &amp;A):</text:span></text:p>
        </text:list-item>
      </text:list>
      <text:p text:style-name="P15"><text:tab/><text:span text:style-name="T16">Recebe um personagem por referência.</text:span></text:p>
      <text:p text:style-name="P19"><text:tab/><text:span text:style-name="T28">Cria um vetor com objetos do tipo Armadura pela função create_objects_armor e imprime os atributos de cada objeto criado. Chama funções de texto e confirmação de compra pela função buy_armor.</text:span></text:p>
      <text:list xml:id="list181260876044591" text:continue-numbering="true" text:style-name="WWNum5">
        <text:list-item>
          <text:p text:style-name="P20"><text:span text:style-name="T4">void store_potions(Personagem &amp;A):</text:span></text:p>
        </text:list-item>
      </text:list>
      <text:p text:style-name="P5"><text:tab/><text:span text:style-name="T17">Imprime itens pré-estabelecidos (poções) e estabelece o preço delas. <text:s/>Chama funções de texto e confirmação de compra pela função buy_potion.</text:span></text:p>
      <text:list xml:id="list181259912480039" text:continue-numbering="true" text:style-name="WWNum5">
        <text:list-item>
          <text:p text:style-name="P20"><text:span text:style-name="T4">void store_inventory(Personagem &amp;A):</text:span></text:p>
        </text:list-item>
      </text:list>
      <text:p text:style-name="P5"><text:tab/><text:span text:style-name="T17">Recebe um personagem por referência.</text:span></text:p>
      <text:p text:style-name="P16"><text:span text:style-name="T17"><text:tab/>Imprime menus de venda de itens do Personagem. Recebe um número inteiro. Se o número digitado for 0, é impressa uma mensagem do Vendedor e a função é finalizada. Se o número digitado for válido (diferente de 0 e menor que 2): </text:span></text:p>
      <text:p text:style-name="P16"><text:span text:style-name="T17">(1) Checa se o tamanho do vector armor é maior que 0, se sim imprime os objetos do vector armor do Personagem, chama funções de texto e confirmação de compra pela função sell_armor. Se não, imprime uma mensagem de erro e a função é finalizada;</text:span></text:p>
      <text:p text:style-name="P16"><text:span text:style-name="T17"><text:s/>(2) Checa se o tamanho do vector weapon é maior que 0, se sim imprime os objetos do vector weapon do Personagem, chama funções de texto e confirmação de compra pela função sell_weapon. Se não, imprime uma mensagem de erro e a função é finalizada;</text:span></text:p>
      <text:list xml:id="list181261164993496" text:continue-numbering="true" text:style-name="WWNum5">
        <text:list-item>
          <text:p text:style-name="P20"><text:span text:style-name="T4">void Funcao_Loja(Personagem &amp;A):</text:span></text:p>
        </text:list-item>
      </text:list>
      <text:p text:style-name="P1"><text:tab/><text:span text:style-name="T18">Recebe um personagem por referência. </text:span></text:p>
      <text:p text:style-name="P2"><text:span text:style-name="T18"><text:tab/>Imprime funções de texto e recebe um número inteiro. Se o número inteiro for 5, a função é finalizada. Para cada outro número válido (1, 2, 3 ,4), chama funções de impressão de texto, compra, venda ou confirmação pré-estabelecidas acima.</text:span></text:p>
      <text:p text:style-name="P3"><text:span text:style-name="T3"><text:tab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6:32:52.919208376</meta:creation-date>
    <dc:date>2019-06-11T18:12:59.418876892</dc:date>
    <meta:editing-duration>PT45M58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3" meta:paragraph-count="56" meta:word-count="1155" meta:character-count="7088" meta:non-whitespace-character-count="5959"/>
  </office:meta>
</office:document-meta>
</file>